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ibre Baskerville1" svg:font-family="'Libre Baskervil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  <style:tab-stop style:position="0.0626in"/>
          <style:tab-stop style:position="0.25in"/>
        </style:tab-stops>
      </style:paragraph-properties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O-normal">
      <style:paragraph-properties fo:margin-top="0in" fo:margin-bottom="0in" loext:contextual-spacing="false" fo:text-align="start" style:justify-single-word="false" fo:orphans="0" fo:widows="0"/>
    </style:style>
    <style:style style:name="P4" style:family="paragraph" style:parent-style-name="LO-normal">
      <style:paragraph-properties fo:margin-top="0.028in" fo:margin-bottom="0in" loext:contextual-spacing="false" fo:line-height="100%" fo:text-align="start" style:justify-single-word="false"/>
    </style:style>
    <style:style style:name="P5" style:family="paragraph" style:parent-style-name="LO-normal">
      <style:paragraph-properties fo:margin-top="0.0555in" fo:margin-bottom="0in" loext:contextual-spacing="false" fo:line-height="100%" fo:text-align="center" style:justify-single-word="false"/>
    </style:style>
    <style:style style:name="P6" style:family="paragraph" style:parent-style-name="LO-normal">
      <style:paragraph-properties fo:margin-top="0.0555in" fo:margin-bottom="0in" loext:contextual-spacing="false" fo:line-height="100%" fo:text-align="center" style:justify-single-word="false"/>
      <style:text-properties officeooo:paragraph-rsid="00195cca"/>
    </style:style>
    <style:style style:name="P7" style:family="paragraph" style:parent-style-name="List_20_Paragraph" style:list-style-name="WWNum1"/>
    <style:style style:name="P8" style:family="paragraph" style:parent-style-name="List_20_Paragraph">
      <style:text-properties style:font-name="Times New Roman" style:font-name-complex="Times New Roman1"/>
    </style:style>
    <style:style style:name="P9" style:family="paragraph" style:parent-style-name="List_20_Paragraph" style:list-style-name="WWNum1">
      <style:paragraph-properties fo:text-align="start" style:justify-single-word="false"/>
    </style:style>
    <style:style style:name="P10" style:family="paragraph" style:parent-style-name="List_20_Paragraph">
      <style:text-properties fo:color="#000000" style:font-name="Times New Roman" style:font-name-complex="Times New Roman1"/>
    </style:style>
    <style:style style:name="P11" style:family="paragraph" style:parent-style-name="List_20_Paragraph" style:list-style-name="">
      <style:text-properties fo:color="#000000" style:font-name="Times New Roman" fo:font-weight="normal" style:font-weight-asian="normal" style:font-name-complex="Times New Roman1" style:font-weight-complex="normal"/>
    </style:style>
    <style:style style:name="P12" style:family="paragraph" style:parent-style-name="Frame_20_contents">
      <style:paragraph-properties fo:text-align="end" style:justify-single-word="false"/>
    </style:style>
    <style:style style:name="T1" style:family="text">
      <style:text-properties style:font-name="Times New Roman" fo:font-size="24pt" style:font-size-asian="24pt" style:font-name-complex="Times New Roman1" style:font-size-complex="24pt"/>
    </style:style>
    <style:style style:name="T2" style:family="text">
      <style:text-properties style:font-name="Times New Roman" fo:font-size="16pt" style:font-size-asian="16pt" style:font-name-complex="Times New Roman1" style:font-size-complex="16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b1d10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style:font-name-asian="Arial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95cca" style:font-name-asian="Arial" style:font-size-asian="12pt" style:font-name-complex="Times New Roman1" style:font-size-complex="12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style:font-name="Times New Roman" fo:font-size="10pt" style:font-size-asian="10pt" style:font-name-complex="Times New Roman1" style:font-size-complex="10pt"/>
    </style:style>
    <style:style style:name="T12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3" style:family="text">
      <style:text-properties fo:color="#000000" style:font-name="Times New Roman" style:font-name-complex="Times New Roman1"/>
    </style:style>
    <style:style style:name="T14" style:family="text">
      <style:text-properties fo:color="#000000" style:font-name="Times New Roman" fo:font-size="16pt" style:font-size-asian="16pt" style:font-name-complex="Times New Roman1" style:font-size-complex="16pt"/>
    </style:style>
    <style:style style:name="T15" style:family="text">
      <style:text-properties fo:color="#000000" style:font-name="Times New Roman" fo:font-size="16pt" officeooo:rsid="00195cca" style:font-size-asian="16pt" style:font-name-complex="Times New Roman1" style:font-size-complex="16pt"/>
    </style:style>
    <style:style style:name="T16" style:family="text">
      <style:text-properties fo:color="#000000" style:font-name="Times New Roman" fo:font-size="16pt" fo:font-weight="normal" style:font-size-asian="16pt" style:font-weight-asian="normal" style:font-name-complex="Times New Roman1" style:font-size-complex="16pt" style:font-weight-complex="normal"/>
    </style:style>
    <style:style style:name="T17" style:family="text">
      <style:text-properties fo:color="#000000" style:font-name="Times New Roman" fo:font-weight="bold" style:font-weight-asian="bold" style:font-name-complex="Times New Roman1"/>
    </style:style>
    <style:style style:name="T18" style:family="text">
      <style:text-properties fo:color="#000000" style:font-name="Times New Roman" fo:font-weight="normal" style:font-weight-asian="normal" style:font-name-complex="Times New Roman1" style:font-weight-complex="normal"/>
    </style:style>
    <style:style style:name="T19" style:family="text">
      <style:text-properties fo:color="#000000" style:font-name="Times New Roman" fo:font-size="18pt" fo:font-weight="bold" style:font-size-asian="18pt" style:font-weight-asian="bold" style:font-name-complex="Times New Roman1" style:font-size-complex="18pt"/>
    </style:style>
    <style:style style:name="T20" style:family="text">
      <style:text-properties style:text-position="super 58%" style:font-name="Times New Roman" fo:font-size="12pt" style:font-name-asian="Arial" style:font-size-asian="12pt" style:font-name-complex="Times New Roman1" style:font-size-complex="12pt"/>
    </style:style>
    <style:style style:name="T21" style:family="text">
      <style:text-properties style:text-position="super 58%" style:font-name="Times New Roman" fo:font-size="12pt" officeooo:rsid="00195cca" style:font-name-asian="Arial" style:font-size-asian="12pt" style:font-name-complex="Times New Roman1" style:font-size-complex="12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draw:fill="none" fo:padding-left="0.1in" fo:padding-right="0.1in" fo:padding-top="0.05in" fo:padding-bottom="0.05in" fo:border="0.06pt solid #000000" draw:textarea-vertical-align="top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504*" fo:start-indent="0in" fo:end-indent="0in"/>
          <style:column style:rel-width="3504*" fo:start-indent="0in" fo:end-indent="0in"/>
          <style:column style:rel-width="3504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Text Box 1" text:anchor-type="paragraph" svg:x="4.5in" svg:y="0in" svg:width="3in" svg:height="0.5in" draw:z-index="0"><draw:text-box><text:p text:style-name="P12">Telephone: <text:tab/> <text:s text:c="11"/>725 222 9945</text:p><text:p text:style-name="P12">Email: xavierwiltbank@gmail.com</text:p></draw:text-box></draw:frame></text:p>
      <text:p text:style-name="P1"><draw:frame draw:style-name="fr1" draw:name="Text Box 3" text:anchor-type="paragraph" svg:x="0in" svg:y="0.5547in" svg:width="7.5in" svg:height="0.6252in" draw:z-index="1"><draw:text-box><text:p text:style-name="Frame_20_contents"><text:span text:style-name="T2">Experience In</text:span></text:p><text:p text:style-name="P3"><text:span text:style-name="T4">Java, Javascript, AngularJS, JQuery, HTML, CSS, {less}css, Ruby, </text:span><text:span text:style-name="T5">Ruby on Rails,</text:span><text:span text:style-name="T4"> Python</text:span></text:p><text:p text:style-name="Frame_20_contents"/></draw:text-box></draw:frame><draw:frame draw:style-name="fr1" draw:name="Text Box 4" text:anchor-type="paragraph" svg:x="0in" svg:y="1.1799in" svg:width="7.5in" svg:height="0.6252in" draw:z-index="2"><draw:text-box><text:p text:style-name="Frame_20_contents"><text:span text:style-name="T2">Key Skills</text:span></text:p><text:p text:style-name="P4"><text:span text:style-name="T7">Team Leadership, Persuasive Public Speaking, Strategizing and Problem Solving, Work Ethic.</text:span></text:p><text:p text:style-name="Frame_20_contents"/></draw:text-box></draw:frame><draw:frame draw:style-name="fr1" draw:name="Text Box 5" text:anchor-type="paragraph" svg:x="0in" svg:y="1.8047in" svg:width="7.5in" svg:height="0.6252in" draw:z-index="3"><draw:text-box><text:p text:style-name="Frame_20_contents"><text:span text:style-name="T2">Education</text:span></text:p><text:p text:style-name="Frame_20_contents"><text:span text:style-name="T9">Willamette University B.A in Computer Science Class of 2015</text:span></text:p></draw:text-box></draw:frame><draw:frame draw:style-name="fr1" draw:name="Text Box 6" text:anchor-type="paragraph" svg:x="0in" svg:y="2.4299in" svg:width="7.5in" svg:height="5.5736in" draw:z-index="4"><draw:text-box><text:p text:style-name="Frame_20_contents"><text:span text:style-name="T2">Work Experience</text:span></text:p><text:list xml:id="list8592736258747443577" text:style-name="WWNum1"><text:list-item><text:p text:style-name="P7"><text:span text:style-name="T2">Logos Bible Software </text:span><text:span text:style-name="T9">(now Faithlife Incorporated)</text:span></text:p><text:list><text:list-item><text:p text:style-name="P7"><text:span text:style-name="T12">Software Development Intern</text:span><text:span text:style-name="T9"> <text:tab/><text:tab/><text:tab/><text:tab/></text:span><text:span text:style-name="T11">Summer 2014</text:span></text:p><text:list><text:list-item><text:p text:style-name="P7"><text:span text:style-name="T9">Developed mainly in AngularJS </text:span></text:p></text:list-item><text:list-item><text:p text:style-name="P7"><text:span text:style-name="T9">Built a pathway for artists to upload images to the company media repository</text:span></text:p></text:list-item><text:list-item><text:p text:style-name="P7"><text:span text:style-name="T9">Refined a view for a set up Verse of the Day images</text:span></text:p></text:list-item></text:list></text:list-item></text:list></text:list-item></text:list><text:p text:style-name="P8"/><text:list xml:id="list110024319153755" text:continue-numbering="true" text:style-name="WWNum1"><text:list-item><text:p text:style-name="P7"><text:span text:style-name="T2">Velotech Inc.</text:span></text:p><text:list><text:list-item><text:p text:style-name="P9"><text:span text:style-name="T12">Intern</text:span><text:span text:style-name="T9"> <text:tab/><text:tab/><text:tab/><text:tab/><text:tab/><text:tab/><text:tab/><text:tab/><text:tab/></text:span><text:span text:style-name="T11">Summer 2013</text:span></text:p><text:list><text:list-item><text:p text:style-name="P7"><text:span text:style-name="T9">Built computers to replace existing hardware</text:span></text:p></text:list-item><text:list-item><text:p text:style-name="P7"><text:span text:style-name="T9">Assisted employees with technical issues</text:span></text:p></text:list-item><text:list-item><text:p text:style-name="P7"><text:span text:style-name="T9">Designed a mobile view for the company website</text:span></text:p></text:list-item></text:list></text:list-item></text:list></text:list-item></text:list><text:p text:style-name="P8"/><text:list xml:id="list110024319178598" text:continue-numbering="true" text:style-name="WWNum1"><text:list-item><text:p text:style-name="P7"><text:span text:style-name="T2">Willamette Integrated Technological Services</text:span></text:p><text:list><text:list-item><text:p text:style-name="P7"><text:span text:style-name="T12">Senior Help Desk Technician</text:span><text:span text:style-name="T9"> <text:tab/><text:tab/><text:tab/> <text:s text:c="2"/></text:span><text:span text:style-name="T11">April 2013 – Current</text:span></text:p><text:list><text:list-item><text:p text:style-name="P7"><text:span text:style-name="T13">Diagnose and repair users personal computing devices</text:span></text:p></text:list-item><text:list-item><text:p text:style-name="P7"><text:span text:style-name="T13">Manage, deliver, and set up technology equipment around campus</text:span></text:p></text:list-item></text:list></text:list-item></text:list></text:list-item></text:list><text:p text:style-name="P10"/><text:list xml:id="list110024319168321" text:continue-numbering="true" text:style-name="WWNum1"><text:list-item><text:p text:style-name="P7"><text:span text:style-name="T14">Willamette University Intramural </text:span><text:span text:style-name="T15">Program</text:span></text:p><text:list><text:list-item><text:p text:style-name="P7"><text:span text:style-name="T19">Supervisor</text:span><text:span text:style-name="T13"> <text:tab/><text:tab/><text:tab/><text:tab/><text:tab/><text:tab/><text:tab/></text:span><text:span text:style-name="T11">April 2012 – May 2014</text:span></text:p><text:list><text:list-item><text:p text:style-name="P7"><text:span text:style-name="T13">Responsible for the organization, preparation, and supervising of Willamette’s Intramural Program</text:span></text:p></text:list-item></text:list></text:list-item><text:list-item><text:p text:style-name="P7"><text:span text:style-name="T19">Referee</text:span><text:span text:style-name="T13"> <text:tab/><text:tab/><text:tab/><text:tab/><text:tab/><text:tab/><text:tab/> <text:s text:c="2"/></text:span><text:span text:style-name="T11">January 2012 – February 2015</text:span></text:p><text:list><text:list-item><text:p text:style-name="P7"><text:span text:style-name="T13">Officiated and managed Basketball, Flag Football, and Soccer intramural matches</text:span></text:p></text:list-item></text:list></text:list-item></text:list></text:list-item></text:list><text:p text:style-name="List_20_Paragraph"/></draw:text-box></draw:frame><draw:frame draw:style-name="fr1" draw:name="Text Box 10" text:anchor-type="paragraph" svg:x="0in" svg:y="8.0756in" svg:width="7.5in" svg:height="1.5in" draw:z-index="5"><draw:text-box><text:p text:style-name="Frame_20_contents"><text:span text:style-name="T2">Other Experience</text:span></text:p><text:section text:style-name="Sect1" text:name="Section1"><text:p text:style-name="P6"><text:span text:style-name="T8">Service Valet, Capital Auto Group </text:span></text:p><text:p text:style-name="P6"><text:span text:style-name="T8">Cook, Bellagios Pizza </text:span></text:p><text:p text:style-name="P6"><text:span text:style-name="T8">Willamette Computer Science Department Tutor, Web Master </text:span></text:p><text:p text:style-name="P6"><text:span text:style-name="T8">Oregon 6A 5</text:span><text:span text:style-name="T21">th</text:span><text:span text:style-name="T8"> Board Chess State Champion 2011 </text:span></text:p><text:p text:style-name="P6"><text:span text:style-name="T8">Willamette Rugby Player </text:span></text:p><text:p text:style-name="P6"><text:span text:style-name="T8">Football and Basketball Letterman </text:span></text:p><text:p text:style-name="P6"><text:span text:style-name="T7">Programming Contest Judge </text:span></text:p><text:p text:style-name="P6"><text:span text:style-name="T7">High School Mock trial Lawyer, Witness, and Coach</text:span></text:p><text:p text:style-name="P5"><text:span text:style-name="T7">Junior Statesman of America</text:span></text:p></text:section></draw:text-box></draw:frame><text:span text:style-name="T1">Xavier Wiltban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ibre Baskerville1" svg:font-family="'Libre Baskervil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" style:family="paragraph" style:default-outline-level="">
      <style:paragraph-properties fo:margin-top="0.028in" fo:margin-bottom="0.139in" loext:contextual-spacing="false" fo:line-height="115%" fo:text-align="justify" style:justify-single-word="false" fo:orphans="2" fo:widows="2" fo:hyphenation-ladder-count="no-limit" style:writing-mode="lr-tb"/>
      <style:text-properties fo:color="#000000" style:font-name="Libre Baskerville" fo:font-family="'Libre Baskerville'" style:font-family-generic="roman" style:font-pitch="variable" fo:font-size="10pt" fo:language="en" fo:country="US" style:font-name-asian="Libre Baskerville1" style:font-family-asian="'Libre Baskerville'" style:font-family-generic-asian="system" style:font-pitch-asian="variable" style:font-size-asian="10pt" style:language-asian="en" style:country-asian="US" style:font-name-complex="Libre Baskerville1" style:font-family-complex="'Libre Baskerville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8:27:00</meta:creation-date>
    <meta:initial-creator>d</meta:initial-creator>
    <dc:language>en-US</dc:language>
    <dc:date>2015-02-27T11:00:15.405000000</dc:date>
    <meta:editing-cycles>4</meta:editing-cycles>
    <meta:editing-duration>PT10M22S</meta:editing-duration>
    <meta:generator>LibreOffice/4.3.5.2$Windows_x86 LibreOffice_project/3a87456aaa6a95c63eea1c1b3201acedf0751bd5</meta:generator>
    <meta:document-statistic meta:table-count="0" meta:image-count="0" meta:object-count="0" meta:page-count="1" meta:paragraph-count="39" meta:word-count="239" meta:character-count="1650" meta:non-whitespace-character-count="1409"/>
    <meta:template xlink:type="simple" xlink:actuate="onRequest" xlink:title="Normal.dotm" xlink:href=""/>
  </office:meta>
</office:document-meta>
</file>